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00000000CF73E1439B139099FF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2" svg:font-family="Arial" style:font-adornments="Itálico" style:font-family-generic="swiss" style:font-pitch="variable"/>
    <style:font-face style:name="Arial1" svg:font-family="Arial" style:font-adornments="Negrito" style:font-family-generic="swiss" style:font-pitch="variable"/>
    <style:font-face style:name="Arial" svg:font-family="Arial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line-height="150%"/>
      <style:text-properties officeooo:rsid="00118592" officeooo:paragraph-rsid="00118592"/>
    </style:style>
    <style:style style:name="P2" style:family="paragraph" style:parent-style-name="Heading_20_1">
      <style:text-properties officeooo:rsid="00154424" officeooo:paragraph-rsid="00154424"/>
    </style:style>
    <style:style style:name="P3" style:family="paragraph" style:parent-style-name="Heading_20_1">
      <style:text-properties officeooo:rsid="0015540f" officeooo:paragraph-rsid="0015540f"/>
    </style:style>
    <style:style style:name="P4" style:family="paragraph" style:parent-style-name="Heading_20_1">
      <style:text-properties officeooo:rsid="0015541d" officeooo:paragraph-rsid="0015541d"/>
    </style:style>
    <style:style style:name="P5" style:family="paragraph" style:parent-style-name="Heading_20_2">
      <style:paragraph-properties fo:line-height="150%"/>
    </style:style>
    <style:style style:name="P6" style:family="paragraph" style:parent-style-name="Text_20_body">
      <style:paragraph-properties fo:line-height="150%"/>
      <style:text-properties fo:font-style="italic" officeooo:rsid="00118592" officeooo:paragraph-rsid="00118592" fo:background-color="#5983b0" style:font-style-asian="italic" style:font-style-complex="italic"/>
    </style:style>
    <style:style style:name="P7" style:family="paragraph" style:parent-style-name="Text_20_body">
      <style:paragraph-properties fo:line-height="150%"/>
      <style:text-properties fo:font-style="italic" officeooo:rsid="00118592" officeooo:paragraph-rsid="00118592" fo:background-color="transparent" style:font-style-asian="italic" style:font-style-complex="italic"/>
    </style:style>
    <style:style style:name="P8" style:family="paragraph" style:parent-style-name="Text_20_body" style:list-style-name="L1">
      <style:paragraph-properties fo:line-height="150%"/>
      <style:text-properties fo:font-style="italic" officeooo:rsid="00118592" officeooo:paragraph-rsid="00118592" fo:background-color="transparent" style:font-style-asian="italic" style:font-style-complex="italic"/>
    </style:style>
    <style:style style:name="P9" style:family="paragraph" style:parent-style-name="Text_20_body" style:list-style-name="L1">
      <style:paragraph-properties fo:line-height="150%"/>
      <style:text-properties fo:font-style="italic" officeooo:rsid="0011bbe0" officeooo:paragraph-rsid="0011bbe0" fo:background-color="transparent" style:font-style-asian="italic" style:font-style-complex="italic"/>
    </style:style>
    <style:style style:name="P10" style:family="paragraph" style:parent-style-name="Text_20_body">
      <style:paragraph-properties fo:line-height="150%"/>
      <style:text-properties fo:color="#c9211e" loext:opacity="100%" fo:font-style="italic" officeooo:rsid="00118592" officeooo:paragraph-rsid="00118592" fo:background-color="#5983b0" style:font-style-asian="italic" style:font-style-complex="italic"/>
    </style:style>
    <style:style style:name="P11" style:family="paragraph" style:parent-style-name="Text_20_body">
      <style:text-properties officeooo:rsid="0011bbe0" officeooo:paragraph-rsid="0011bbe0"/>
    </style:style>
    <style:style style:name="P12" style:family="paragraph" style:parent-style-name="Text_20_body" style:list-style-name="L2">
      <style:paragraph-properties fo:line-height="150%"/>
      <style:text-properties officeooo:rsid="0011bbe0" officeooo:paragraph-rsid="0011bbe0"/>
    </style:style>
    <style:style style:name="P13" style:family="paragraph" style:parent-style-name="Text_20_body" style:list-style-name="L2">
      <style:paragraph-properties fo:line-height="150%"/>
      <style:text-properties fo:font-weight="normal" officeooo:rsid="0011bbe0" officeooo:paragraph-rsid="0011bbe0" style:font-weight-asian="normal" style:font-weight-complex="normal"/>
    </style:style>
    <style:style style:name="P14" style:family="paragraph" style:parent-style-name="Text_20_body">
      <style:paragraph-properties fo:line-height="150%"/>
      <style:text-properties fo:font-weight="normal" officeooo:rsid="0011bbe0" officeooo:paragraph-rsid="0011bbe0" style:font-weight-asian="normal" style:font-weight-complex="normal"/>
    </style:style>
    <style:style style:name="P15" style:family="paragraph" style:parent-style-name="Text_20_body" style:list-style-name="L3">
      <style:text-properties fo:font-weight="normal" officeooo:rsid="0012c2a3" officeooo:paragraph-rsid="0012c2a3" style:font-weight-asian="normal" style:font-weight-complex="normal"/>
    </style:style>
    <style:style style:name="P16" style:family="paragraph" style:parent-style-name="Text_20_body">
      <style:text-properties fo:font-weight="normal" officeooo:rsid="0012c2a3" officeooo:paragraph-rsid="0012c2a3" style:font-weight-asian="normal" style:font-weight-complex="normal"/>
    </style:style>
    <style:style style:name="P17" style:family="paragraph" style:parent-style-name="Text_20_body" style:list-style-name="L3">
      <style:text-properties fo:font-weight="normal" officeooo:rsid="0013bce2" officeooo:paragraph-rsid="0013bce2" style:font-weight-asian="normal" style:font-weight-complex="normal"/>
    </style:style>
    <style:style style:name="P18" style:family="paragraph" style:parent-style-name="Text_20_body">
      <style:text-properties fo:font-weight="normal" officeooo:rsid="0013bce2" officeooo:paragraph-rsid="0013bce2" style:font-weight-asian="normal" style:font-weight-complex="normal"/>
    </style:style>
    <style:style style:name="P19" style:family="paragraph" style:parent-style-name="Text_20_body" style:list-style-name="L4">
      <style:text-properties fo:font-weight="normal" officeooo:rsid="00154424" officeooo:paragraph-rsid="00154424" style:font-weight-asian="normal" style:font-weight-complex="normal"/>
    </style:style>
    <style:style style:name="P20" style:family="paragraph" style:parent-style-name="Text_20_body" style:list-style-name="L7">
      <style:text-properties fo:font-weight="normal" officeooo:rsid="0015541d" officeooo:paragraph-rsid="0015541d" style:font-weight-asian="normal" style:font-weight-complex="normal"/>
    </style:style>
    <style:style style:name="P21" style:family="paragraph" style:parent-style-name="Text_20_body">
      <style:text-properties fo:font-weight="normal" officeooo:rsid="0015541d" officeooo:paragraph-rsid="0015541d" style:font-weight-asian="normal" style:font-weight-complex="normal"/>
    </style:style>
    <style:style style:name="P22" style:family="paragraph" style:parent-style-name="Text_20_body" style:list-style-name="L7">
      <style:text-properties fo:font-weight="normal" officeooo:rsid="0018663f" officeooo:paragraph-rsid="0018663f" style:font-weight-asian="normal" style:font-weight-complex="normal"/>
    </style:style>
    <style:style style:name="P23" style:family="paragraph" style:parent-style-name="Text_20_body" style:list-style-name="L7">
      <style:text-properties fo:font-weight="normal" officeooo:rsid="0018cf1c" officeooo:paragraph-rsid="0018cf1c" style:font-weight-asian="normal" style:font-weight-complex="normal"/>
    </style:style>
    <style:style style:name="P24" style:family="paragraph" style:parent-style-name="Text_20_body" style:list-style-name="L7">
      <style:text-properties fo:font-weight="normal" officeooo:rsid="001aabfe" officeooo:paragraph-rsid="001aabfe" style:font-weight-asian="normal" style:font-weight-complex="normal"/>
    </style:style>
    <style:style style:name="P25" style:family="paragraph" style:parent-style-name="Text_20_body" style:list-style-name="L7">
      <style:text-properties fo:font-weight="normal" officeooo:rsid="001c5f51" officeooo:paragraph-rsid="001c5f51" style:font-weight-asian="normal" style:font-weight-complex="normal"/>
    </style:style>
    <style:style style:name="P26" style:family="paragraph" style:parent-style-name="Text_20_body">
      <style:text-properties fo:font-weight="normal" officeooo:rsid="001c5f51" officeooo:paragraph-rsid="001c5f51" style:font-weight-asian="normal" style:font-weight-complex="normal"/>
    </style:style>
    <style:style style:name="P27" style:family="paragraph" style:parent-style-name="Text_20_body">
      <style:paragraph-properties fo:line-height="150%"/>
    </style:style>
    <style:style style:name="P28" style:family="paragraph" style:parent-style-name="Text_20_body" style:list-style-name="L3">
      <style:text-properties officeooo:rsid="0012c2a3" officeooo:paragraph-rsid="0012c2a3"/>
    </style:style>
    <style:style style:name="P29" style:family="paragraph" style:parent-style-name="Text_20_body" style:list-style-name="L4">
      <style:text-properties fo:font-weight="bold" officeooo:rsid="0014903c" officeooo:paragraph-rsid="0014903c" style:font-weight-asian="bold" style:font-weight-complex="bold"/>
    </style:style>
    <style:style style:name="P30" style:family="paragraph" style:parent-style-name="Text_20_body">
      <style:text-properties officeooo:rsid="0014903c" officeooo:paragraph-rsid="0014903c"/>
    </style:style>
    <style:style style:name="P31" style:family="paragraph" style:parent-style-name="Text_20_body" style:list-style-name="L4">
      <style:text-properties officeooo:rsid="0014903c" officeooo:paragraph-rsid="0014903c"/>
    </style:style>
    <style:style style:name="P32" style:family="paragraph" style:parent-style-name="Text_20_body" style:list-style-name="L4">
      <style:text-properties officeooo:rsid="00154424" officeooo:paragraph-rsid="00154424"/>
    </style:style>
    <style:style style:name="P33" style:family="paragraph" style:parent-style-name="Text_20_body">
      <style:text-properties officeooo:rsid="00154424" officeooo:paragraph-rsid="00154424"/>
    </style:style>
    <style:style style:name="P34" style:family="paragraph" style:parent-style-name="Text_20_body">
      <style:text-properties officeooo:rsid="0015540f" officeooo:paragraph-rsid="0015540f"/>
    </style:style>
    <style:style style:name="P35" style:family="paragraph" style:parent-style-name="Text_20_body" style:list-style-name="L5">
      <style:text-properties officeooo:rsid="0015540f" officeooo:paragraph-rsid="0015540f"/>
    </style:style>
    <style:style style:name="P36" style:family="paragraph" style:parent-style-name="Text_20_body" style:list-style-name="L6">
      <style:text-properties officeooo:rsid="0015540f" officeooo:paragraph-rsid="0015540f"/>
    </style:style>
    <style:style style:name="P37" style:family="paragraph" style:parent-style-name="Text_20_body" style:list-style-name="L6">
      <style:text-properties officeooo:rsid="0015541d" officeooo:paragraph-rsid="0015541d"/>
    </style:style>
    <style:style style:name="P38" style:family="paragraph" style:parent-style-name="Text_20_body">
      <style:text-properties officeooo:rsid="0015541d" officeooo:paragraph-rsid="0015541d"/>
    </style:style>
    <style:style style:name="P39" style:family="paragraph" style:parent-style-name="Text_20_body" style:list-style-name="L7">
      <style:text-properties officeooo:rsid="0015541d" officeooo:paragraph-rsid="0015541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5540f" style:font-weight-asian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477579147" text:style-name="Outline">
        <text:list-item>
          <text:h text:style-name="P1" text:outline-level="1">AULA 04/05/2021</text:h>
          <text:list>
            <text:list-item>
              <text:h text:style-name="P5" text:outline-level="2">Ênfase na entrega do sermão.</text:h>
            </text:list-item>
          </text:list>
        </text:list-item>
      </text:list>
      <text:p text:style-name="P27"/>
      <text:p text:style-name="P6"><text:span text:style-name="T1">Próxima Próxima aula </text:span>vamos começar a “pregar”.</text:p>
      <text:p text:style-name="P10">Dia 18</text:p>
      <text:p text:style-name="P7"/>
      <text:list xml:id="list3181080570" text:style-name="L1">
        <text:list-item>
          <text:p text:style-name="P8">Começar a preparar sua pregação.</text:p>
        </text:list-item>
        <text:list-item>
          <text:p text:style-name="P9">Sugestão de treino com a galera da ala masculina</text:p>
        </text:list-item>
      </text:list>
      <text:list xml:id="list111507462357255" text:continue-list="list2477579147" text:style-name="Outline">
        <text:list-item>
          <text:list>
            <text:list-item>
              <text:h text:style-name="Heading_20_2" text:outline-level="2">Livros de Homilética falam muito pouco sobre a entrega do sermão.</text:h>
            </text:list-item>
          </text:list>
        </text:list-item>
        <text:list-item>
          <text:h text:style-name="Heading_20_1" text:outline-level="1">3 REGRAS DE OURO</text:h>
        </text:list-item>
      </text:list>
      <text:list xml:id="list968814307" text:style-name="L2">
        <text:list-item>
          <text:p text:style-name="P12">Seja <text:span text:style-name="T6">ORIGINAL</text:span></text:p>
          <text:list>
            <text:list-item>
              <text:p text:style-name="P12"><text:span text:style-name="T5">Preciso mudar meu jeito de falar? </text:span><text:span text:style-name="T6">NÃO</text:span></text:p>
            </text:list-item>
            <text:list-item>
              <text:p text:style-name="P13"><text:span text:style-name="T4">Preciso mudar meu jeito de ser? </text:span><text:span text:style-name="T6">NÃO</text:span></text:p>
            </text:list-item>
          </text:list>
        </text:list-item>
        <text:list-item>
          <text:p text:style-name="P12"><text:span text:style-name="T5">Seja </text:span><text:span text:style-name="T6">NATURAL</text:span></text:p>
          <text:list>
            <text:list-item>
              <text:p text:style-name="P13"><text:span text:style-name="T4">Não seja mecânico.</text:span></text:p>
            </text:list-item>
          </text:list>
        </text:list-item>
        <text:list-item>
          <text:p text:style-name="P13"><text:span text:style-name="T4">Tenha </text:span><text:span text:style-name="T6">UNÇÃO DE DEUS</text:span></text:p>
          <text:list>
            <text:list-item>
              <text:p text:style-name="P13"><text:span text:style-name="T4">Sempre em </text:span><text:span text:style-name="T6">ORAÇÃO</text:span><text:span text:style-name="T4">.</text:span></text:p>
            </text:list-item>
          </text:list>
        </text:list-item>
      </text:list>
      <text:p text:style-name="P14"><text:span text:style-name="T4"/></text:p>
      <text:list xml:id="list111508116758456" text:continue-list="list111507462357255" text:style-name="Outline">
        <text:list-item>
          <text:h text:style-name="Heading_20_1" text:outline-level="1">Voz</text:h>
        </text:list-item>
      </text:list>
      <text:p text:style-name="P11"><text:tab/>Estudo da voz na homilética</text:p>
      <text:p text:style-name="P11"/>
      <text:list xml:id="list111508925935032" text:continue-numbering="true" text:style-name="Outline">
        <text:list-item>
          <text:list>
            <text:list-item>
              <text:h text:style-name="Heading_20_2" text:outline-level="2">Controlar bem a sua voz</text:h>
            </text:list-item>
          </text:list>
        </text:list-item>
      </text:list>
      <text:list xml:id="list3995018518" text:style-name="L3">
        <text:list-item>
          <text:p text:style-name="P28">Aumentar e diminuir o tom da voz.</text:p>
        </text:list-item>
        <text:list-item>
          <text:p text:style-name="P28">Mesmo calmo e lento, expressar com <text:span text:style-name="T1">ênfase</text:span> e <text:span text:style-name="T1">força (clareza)</text:span></text:p>
        </text:list-item>
        <text:list-item>
          <text:p text:style-name="P15">Observar o ambiente</text:p>
          <text:list>
            <text:list-item>
              <text:p text:style-name="P15">Não falar alto demais num ambiente pequeno (e vice-versa)</text:p>
            </text:list-item>
          </text:list>
        </text:list-item>
        <text:list-item>
          <text:p text:style-name="P17">Velocidade da voz</text:p>
        </text:list-item>
        <text:list-item>
          <text:p text:style-name="P17">Sua voz e emoção precisam estar em conexão com o que você está falando.</text:p>
        </text:list-item>
      </text:list>
      <text:p text:style-name="P18"/>
      <text:p text:style-name="P18"/>
      <text:list xml:id="list111508336798442" text:continue-list="list111508925935032" text:style-name="Outline">
        <text:list-item>
          <text:h text:style-name="Heading_20_1" text:outline-level="1"><text:soft-page-break/>Movimentos</text:h>
        </text:list-item>
      </text:list>
      <text:p text:style-name="Text_20_body"/>
      <text:p text:style-name="P30">O corpo fala tanto quanto sua voz.</text:p>
      <text:list xml:id="list2936899841" text:style-name="L4">
        <text:list-item>
          <text:p text:style-name="P31"><text:span text:style-name="T1">Educar</text:span> sua mão.</text:p>
        </text:list-item>
        <text:list-item>
          <text:p text:style-name="P31">Evitar elevar sua <text:span text:style-name="T1">mão acima da boca</text:span></text:p>
        </text:list-item>
        <text:list-item>
          <text:p text:style-name="P29">Não se abaixar</text:p>
        </text:list-item>
        <text:list-item>
          <text:p text:style-name="P31"><text:span text:style-name="T1">Postura</text:span> da coluna</text:p>
        </text:list-item>
        <text:list-item>
          <text:p text:style-name="P32">Gesticulação <text:span text:style-name="T1">calma e graciosa</text:span> (acompanhando sua voz)</text:p>
        </text:list-item>
        <text:list-item>
          <text:p text:style-name="P32"><text:span text:style-name="T1">Nunca</text:span> aponte o dedo</text:p>
        </text:list-item>
      </text:list>
      <text:p text:style-name="P33"/>
      <text:list xml:id="list111508479309055" text:continue-list="list111508336798442" text:style-name="Outline">
        <text:list-item>
          <text:h text:style-name="P2" text:outline-level="1">Olhos</text:h>
        </text:list-item>
      </text:list>
      <text:list xml:id="list111507374781315" text:continue-list="list2936899841" text:style-name="L4">
        <text:list-item>
          <text:p text:style-name="P19"><text:span text:style-name="T1">Nunca </text:span>encare uma pessoa</text:p>
        </text:list-item>
        <text:list-item>
          <text:p text:style-name="P32"><text:span text:style-name="T1">Olhar devagar cuidadosamente</text:span> por <text:span text:style-name="T1">todo o ambiente</text:span></text:p>
        </text:list-item>
        <text:list-item>
          <text:p text:style-name="P32"><text:span text:style-name="T1">Não </text:span><text:span text:style-name="T2">olhe pra baixo ou pra cima </text:span><text:span text:style-name="T3">sem necessariamente</text:span></text:p>
        </text:list-item>
      </text:list>
      <text:p text:style-name="P16"/>
      <text:list xml:id="list111508096273488" text:continue-list="list111508479309055" text:style-name="Outline">
        <text:list-item>
          <text:h text:style-name="P3" text:outline-level="1">Andar</text:h>
        </text:list-item>
      </text:list>
      <text:list xml:id="list4046777641" text:style-name="L5">
        <text:list-item>
          <text:p text:style-name="P35">Devagar e calmamente</text:p>
        </text:list-item>
        <text:list-item>
          <text:p text:style-name="P35">Púlpito é o centro e sua referência (ancora)</text:p>
        </text:list-item>
        <text:list-item>
          <text:p text:style-name="P35">Nunca desça do púlpito</text:p>
        </text:list-item>
      </text:list>
      <text:p text:style-name="P34"/>
      <text:list xml:id="list111507187100483" text:continue-list="list111508096273488" text:style-name="Outline">
        <text:list-item>
          <text:h text:style-name="P3" text:outline-level="1">Roupa</text:h>
        </text:list-item>
      </text:list>
      <text:list xml:id="list143407557" text:style-name="L6">
        <text:list-item>
          <text:p text:style-name="P36">Nunca chamar a atenção</text:p>
        </text:list-item>
        <text:list-item>
          <text:p text:style-name="P37">De acordo com o público, a mensagem e os costumes da Igreja</text:p>
        </text:list-item>
        <text:list-item>
          <text:p text:style-name="P37">Capricho, perfumado e cabelo arrumado</text:p>
        </text:list-item>
      </text:list>
      <text:p text:style-name="P38"/>
      <text:list xml:id="list111507710949217" text:continue-list="list111507187100483" text:style-name="Outline">
        <text:list-item>
          <text:h text:style-name="P4" text:outline-level="1">Ética</text:h>
        </text:list-item>
      </text:list>
      <text:list xml:id="list3108693905" text:style-name="L7">
        <text:list-item>
          <text:p text:style-name="P39">Pontualidade</text:p>
        </text:list-item>
        <text:list-item>
          <text:p text:style-name="P39">Esqueça o relógio e o tempo (Não reclame da falta de tempo)</text:p>
        </text:list-item>
        <text:list-item>
          <text:p text:style-name="P20"><text:span text:style-name="T1">Não conversar durante louvores</text:span></text:p>
        </text:list-item>
        <text:list-item>
          <text:p text:style-name="P20">Sentar no púlpito de forma correta.</text:p>
        </text:list-item>
        <text:list-item>
          <text:p text:style-name="P22">Não ler a Bíblia nem escrevendo durante o culto</text:p>
        </text:list-item>
        <text:list-item>
          <text:p text:style-name="P22"><text:span text:style-name="T1">Jamais demonstre irritação pela falta de atenção</text:span></text:p>
        </text:list-item>
        <text:list-item>
          <text:p text:style-name="P22">Não fique pedindo toda hora para o sonoplasta ficar mexendo no som</text:p>
        </text:list-item>
        <text:list-item>
          <text:p text:style-name="P23"><text:span text:style-name="T1">Nunca chame a atenção para si</text:span></text:p>
        </text:list-item>
        <text:list-item>
          <text:p text:style-name="P24">Não seja nem tão formal demais nem tão legalzão demais</text:p>
        </text:list-item>
        <text:list-item>
          <text:p text:style-name="P24"><text:span text:style-name="T1">Não force a barra, não obrigue o público a reagir</text:span></text:p>
        </text:list-item>
        <text:list-item>
          <text:p text:style-name="P24">Não forçar emoções no público</text:p>
        </text:list-item>
        <text:list-item>
          <text:p text:style-name="P25">Autopromoção = bad</text:p>
        </text:list-item>
        <text:list-item>
          <text:p text:style-name="P25">Aceite os elogios naturalmente. (Amém, obrigado. Que bom Que Deus falou contigo)</text:p>
        </text:list-item>
      </text:list>
      <text:p text:style-name="P26"/>
      <text:p text:style-name="P26"/>
      <text:p text:style-name="P26"/>
      <text:p text:style-name="P26"><text:soft-page-break/>Cacoetes e manias.</text:p>
      <text:p text:style-name="P26"/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2" svg:font-family="Arial" style:font-adornments="Itálico" style:font-family-generic="swiss" style:font-pitch="variable"/>
    <style:font-face style:name="Arial1" svg:font-family="Arial" style:font-adornments="Negrito" style:font-family-generic="swiss" style:font-pitch="variable"/>
    <style:font-face style:name="Arial" svg:font-family="Arial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language="pt" fo:country="BR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fo:text-transform="uppercase" style:font-name="Arial" fo:font-family="Arial" style:font-style-name="Normal" style:font-family-generic="swiss" style:font-pitch="variable" fo:font-size="12pt" fo:language="pt" fo:country="BR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Arial" fo:font-family="Arial" style:font-style-name="Normal" style:font-family-generic="swiss" style:font-pitch="variable" fo:language="pt" fo:country="BR"/>
    </style:style>
    <style:style style:name="List" style:family="paragraph" loext:hidden="true" style:hidden="true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loext:hidden="true" style:hidden="true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text:number-lines="true" text:line-number="1"/>
      <style:text-properties fo:text-transform="uppercas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text-transform="capitalize" fo:font-size="12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text-transform="capitalize" fo:font-size="12pt" fo:font-style="italic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variant="normal" fo:text-transform="none" fo:font-size="12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2pt" fo:font-weight="bold" style:font-size-asian="28pt" style:font-weight-asian="bold" style:font-size-complex="28pt" style:font-weight-complex="bold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loext:hidden="true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loext:hidden="true" style:hidden="true" style:parent-style-name="Standard" style:class="extra"/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ppendix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loext:hidden="true" style:hidden="true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loext:hidden="true" style:hidden="true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loext:hidden="true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loext:hidden="true" style:hidden="true" style:parent-style-name="Caption" style:class="extra"/>
    <style:style style:name="Table" style:family="paragraph" loext:hidden="true" style:hidden="true" style:parent-style-name="Caption" style:class="extra"/>
    <style:style style:name="Text" style:family="paragraph" loext:hidden="true" style:hidden="true" style:parent-style-name="Caption" style:class="extra"/>
    <style:style style:name="Drawing" style:family="paragraph" loext:hidden="true" style:hidden="true" style:parent-style-name="Caption" style:class="extra"/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loext:hidden="true" style:hidden="true" style:parent-style-name="Caption" style:class="extra"/>
    <style:style style:name="Table_20_index_20_1" style:display-name="Tabl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Figure_20_Index_20_1" style:display-name="Figur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2" style:display-name="Contents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Bibliography_20_1" style:display-name="Bibliography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 fo:text-align="center" style:justify-single-word="false"/>
      <style:text-properties fo:text-transform="uppercase" fo:font-size="12pt" fo:font-weight="normal" style:font-size-asian="85%" style:font-weight-asian="bold" style:font-size-complex="85%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list-style-name="Outline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loext:hidden="true" style:hidden="true" style:parent-style-name="Heading" style:next-style-name="Text_20_body" style:default-outline-level="10" style:list-style-name="Outline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2" style:display-name="Numbering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3" style:display-name="Numbering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4" style:display-name="Numbering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5" style:display-name="Numbering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Citação" style:family="paragraph" style:parent-style-name="Standard" style:auto-update="true">
      <style:text-properties style:font-name="Arial" fo:font-family="Arial" style:font-style-name="Normal" style:font-family-generic="swiss" style:font-pitch="variable" fo:language="pt" fo:country="BR"/>
    </style:style>
    <style:style style:name="Abstrato" style:family="paragraph" style:parent-style-name="Standard">
      <style:paragraph-properties fo:margin-left="8.999cm" fo:margin-right="0cm" fo:text-indent="0cm" style:auto-text-indent="false"/>
    </style:style>
    <style:style style:name="Strong_20_Emphasis" style:display-name="Strong Emphasis" style:family="text">
      <style:text-properties style:font-name="Arial1" fo:font-family="Arial" style:font-style-name="Negrito" style:font-family-generic="swiss" style:font-pitch="variable" fo:font-weight="bold" style:font-weight-asian="bold" style:font-weight-complex="bold"/>
    </style:style>
    <style:style style:name="Emphasis" style:family="text">
      <style:text-properties style:font-name="Arial2" fo:font-family="Arial" style:font-style-name="Itálico" style:font-family-generic="swiss" style:font-pitch="variable" fo:font-style="italic" style:font-style-asian="italic" style:font-style-complex="italic"/>
    </style:style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font-name="Arial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font-name="Arial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style:font-name="Arial2" fo:font-family="Arial" style:font-style-name="Itálico" style:font-family-generic="swiss" style:font-pitch="variable" fo:font-style="italic" style:font-style-asian="italic" style:font-style-complex="italic"/>
    </style:style>
    <style:style style:name="Footnote_20_Symbol" style:display-name="Footnote Symbol" style:family="text" loext:hidden="true" style:hidden="true"/>
    <style:style style:name="Endnote_20_anchor" style:display-name="Endnote anchor" style:family="text" loext:hidden="true" style:hidden="true">
      <style:text-properties style:text-position="super 58%"/>
    </style:style>
    <style:style style:name="Footnote_20_anchor" style:display-name="Footnote anchor" style:family="text" loext:hidden="true" style:hidden="true">
      <style:text-properties style:text-position="super 58%"/>
    </style:style>
    <style:style style:name="Caption_20_characters" style:display-name="Caption characters" style:family="text" loext:hidden="true" style:hidden="true"/>
    <style:style style:name="Endnote_20_Symbol" style:display-name="Endnote Symbol" style:family="text" loext:hidden="true" style:hidden="true"/>
    <style:style style:name="Source_20_Text" style:display-name="Source Text" style:family="text">
      <style:text-properties style:font-name="Arial" fo:font-family="Arial" style:font-style-name="Normal" style:font-family-generic="swiss" style:font-pitch="variable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 loext:hidden="true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 loext:hidden="true" style:hidden="true"/>
    <style:style style:name="Index_20_Link" style:display-name="Index Link" style:family="text" loext:hidden="true" style:hidden="true"/>
    <style:style style:name="Example" style:family="text" loext:hidden="true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loext:hidden="true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 loext:hidden="true" style:hidden="true"/>
    <style:style style:name="Drop_20_Caps" style:display-name="Drop Caps" style:family="text" loext:hidden="true" style:hidden="true"/>
    <style:style style:name="Teletype" style:family="text" loext:hidden="true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 loext:hidden="true" style:hidden="true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 loext:hidden="true" style:hidden="true"/>
    <style:style style:name="Vertical_20_Numbering_20_Symbols" style:display-name="Vertical Numbering Symbols" style:family="text" loext:hidden="true" style:hidden="true">
      <style:text-properties style:text-rotation-angle="90" style:text-rotation-scale="line-height"/>
    </style:style>
    <style:style style:name="Line_20_numbering" style:display-name="Line numbering" style:family="text" loext:hidden="true" style:hidden="true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Figura1" text:anchor-type="char" svg:width="17cm" svg:height="2.748cm" draw:z-index="2"><draw:image xlink:href="Pictures/1000000000000500000000CF73E1439B139099FF.jpg" xlink:type="simple" xlink:show="embed" xlink:actuate="onLoad" draw:mime-type="image/jpeg"/></draw:frame>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04T11:15:06.163000000</dc:date>
    <meta:editing-duration>PT15M48S</meta:editing-duration>
    <meta:editing-cycles>3</meta:editing-cycles>
    <meta:generator>LibreOffice/7.1.2.2$Windows_X86_64 LibreOffice_project/8a45595d069ef5570103caea1b71cc9d82b2aae4</meta:generator>
    <meta:document-statistic meta:table-count="0" meta:image-count="1" meta:object-count="0" meta:page-count="3" meta:paragraph-count="59" meta:word-count="368" meta:character-count="1920" meta:non-whitespace-character-count="1653"/>
  </office:meta>
</office:document-meta>
</file>